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Gilroy ExtraBold" svg:font-family="'Gilroy ExtraBold'"/>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top="0.101cm" fo:margin-bottom="0.101cm" loext:contextual-spacing="false" fo:text-align="start" style:justify-single-word="false"/>
      <style:text-properties fo:font-variant="normal" fo:text-transform="none" fo:color="#2a6099" style:font-name="Gilroy ExtraBold" fo:font-size="11pt" fo:letter-spacing="normal" fo:font-style="normal" fo:font-weight="bold" officeooo:rsid="0044c228" officeooo:paragraph-rsid="0044c228" style:font-size-asian="11pt" style:font-style-asian="normal" style:font-weight-asian="bold" style:font-size-complex="11pt" style:font-style-complex="normal" style:font-weight-complex="bold"/>
    </style:style>
    <style:style style:name="P2" style:family="paragraph" style:parent-style-name="Standard">
      <style:paragraph-properties fo:text-align="start" style:justify-single-word="false"/>
      <style:text-properties style:font-name="Ubuntu" officeooo:rsid="0010ea35" officeooo:paragraph-rsid="0010ea35"/>
    </style:style>
    <style:style style:name="P3" style:family="paragraph" style:parent-style-name="Standard">
      <style:paragraph-properties fo:text-align="center" style:justify-single-word="false"/>
      <style:text-properties fo:color="#2a6099" style:font-name="Ubuntu" fo:font-size="26pt" fo:font-weight="bold" officeooo:rsid="0010ea35" officeooo:paragraph-rsid="0010ea35" style:font-size-asian="26pt" style:font-weight-asian="bold" style:font-size-complex="26pt" style:font-weight-complex="bold"/>
    </style:style>
    <style:style style:name="P4" style:family="paragraph" style:parent-style-name="Standard">
      <style:text-properties fo:color="#2a6099" style:font-name="Ubuntu" fo:font-size="11pt" officeooo:rsid="0028811b" officeooo:paragraph-rsid="0043c42a" fo:background-color="transparent" style:font-size-asian="11pt" style:font-size-complex="11pt"/>
    </style:style>
    <style:style style:name="P5" style:family="paragraph" style:parent-style-name="Standard">
      <style:text-properties fo:color="#000000" officeooo:rsid="0025d669" officeooo:paragraph-rsid="0043c42a" fo:background-color="transparent"/>
    </style:style>
    <style:style style:name="P6" style:family="paragraph" style:parent-style-name="Standard">
      <style:text-properties fo:color="#000000" style:font-name="Ubuntu" fo:font-size="11pt" officeooo:rsid="002933e9" officeooo:paragraph-rsid="0043c42a" fo:background-color="transparent" style:font-size-asian="11pt" style:font-size-complex="11pt"/>
    </style:style>
    <style:style style:name="P7" style:family="paragraph" style:parent-style-name="Standard">
      <style:paragraph-properties fo:margin-top="0.101cm" fo:margin-bottom="0.101cm" loext:contextual-spacing="false" fo:text-align="start" style:justify-single-word="false"/>
      <style:text-properties style:font-name="Ubuntu" fo:font-size="11pt" officeooo:rsid="00141196" officeooo:paragraph-rsid="0014a6b7" style:font-size-asian="11pt" style:font-size-complex="11pt"/>
    </style:style>
    <style:style style:name="P8" style:family="paragraph" style:parent-style-name="Standard">
      <style:paragraph-properties fo:margin-top="0.101cm" fo:margin-bottom="0.101cm" loext:contextual-spacing="false" fo:text-align="start" style:justify-single-word="false"/>
      <style:text-properties style:font-name="Ubuntu" fo:font-size="11pt" fo:font-weight="normal" officeooo:rsid="0017b0dd" officeooo:paragraph-rsid="0021bc26" style:font-size-asian="11pt" style:font-weight-asian="normal" style:font-size-complex="11pt" style:font-weight-complex="normal"/>
    </style:style>
    <style:style style:name="P9" style:family="paragraph" style:parent-style-name="Standard">
      <style:paragraph-properties fo:margin-top="0.101cm" fo:margin-bottom="0.101cm" loext:contextual-spacing="false" fo:text-align="start" style:justify-single-word="false"/>
      <style:text-properties style:font-name="Ubuntu" fo:font-size="11pt" fo:font-weight="normal" officeooo:rsid="00199039" officeooo:paragraph-rsid="00199039" style:font-size-asian="11pt" style:font-weight-asian="normal" style:font-size-complex="11pt" style:font-weight-complex="normal"/>
    </style:style>
    <style:style style:name="P10" style:family="paragraph" style:parent-style-name="Standard">
      <style:paragraph-properties fo:margin-top="0.101cm" fo:margin-bottom="0.101cm" loext:contextual-spacing="false" fo:text-align="start" style:justify-single-word="false"/>
      <style:text-properties style:font-name="Ubuntu" fo:font-size="11pt" fo:font-weight="normal" officeooo:rsid="001a418c" officeooo:paragraph-rsid="001a418c" style:font-size-asian="11pt" style:font-weight-asian="normal" style:font-size-complex="11pt" style:font-weight-complex="normal"/>
    </style:style>
    <style:style style:name="P11" style:family="paragraph" style:parent-style-name="Standard">
      <style:paragraph-properties fo:margin-top="0.101cm" fo:margin-bottom="0.101cm" loext:contextual-spacing="false" fo:text-align="start" style:justify-single-word="false"/>
      <style:text-properties style:font-name="Ubuntu" fo:font-size="11pt" fo:font-weight="normal" officeooo:rsid="002e17be" officeooo:paragraph-rsid="002e17be" style:font-size-asian="11pt" style:font-weight-asian="normal" style:font-size-complex="11pt" style:font-weight-complex="normal"/>
    </style:style>
    <style:style style:name="P12" style:family="paragraph" style:parent-style-name="Standard">
      <style:paragraph-properties fo:margin-top="0.101cm" fo:margin-bottom="0.101cm" loext:contextual-spacing="false" fo:text-align="start" style:justify-single-word="false"/>
      <style:text-properties style:font-name="Ubuntu" fo:font-size="11pt" fo:font-style="italic" fo:font-weight="normal" officeooo:rsid="00199039" officeooo:paragraph-rsid="00199039" style:font-size-asian="11pt" style:font-style-asian="italic" style:font-weight-asian="normal" style:font-size-complex="11pt" style:font-style-complex="italic" style:font-weight-complex="normal"/>
    </style:style>
    <style:style style:name="P13" style:family="paragraph" style:parent-style-name="Standard">
      <style:paragraph-properties fo:margin-top="0.101cm" fo:margin-bottom="0.101cm" loext:contextual-spacing="false" fo:text-align="start" style:justify-single-word="false"/>
      <style:text-properties style:font-name="Ubuntu" fo:font-size="11pt" fo:font-style="italic" fo:font-weight="normal" officeooo:rsid="001a418c" officeooo:paragraph-rsid="001a418c" style:font-size-asian="11pt" style:font-style-asian="italic" style:font-weight-asian="normal" style:font-size-complex="11pt" style:font-style-complex="italic" style:font-weight-complex="normal"/>
    </style:style>
    <style:style style:name="P14" style:family="paragraph" style:parent-style-name="Standard">
      <style:paragraph-properties fo:margin-top="0.101cm" fo:margin-bottom="0.101cm" loext:contextual-spacing="false" fo:text-align="start" style:justify-single-word="false"/>
      <style:text-properties style:font-name="Ubuntu" fo:font-size="11pt" fo:font-style="italic" fo:font-weight="normal" officeooo:rsid="001bb2ff" officeooo:paragraph-rsid="001bb2ff" style:font-size-asian="11pt" style:font-style-asian="italic" style:font-weight-asian="normal" style:font-size-complex="11pt" style:font-style-complex="italic" style:font-weight-complex="normal"/>
    </style:style>
    <style:style style:name="P15" style:family="paragraph" style:parent-style-name="Standard">
      <style:paragraph-properties fo:margin-top="0.101cm" fo:margin-bottom="0.101cm" loext:contextual-spacing="false" fo:text-align="start" style:justify-single-word="false"/>
      <style:text-properties style:font-name="Ubuntu" fo:font-size="11pt" fo:font-style="italic" fo:font-weight="normal" officeooo:rsid="0021bc26" officeooo:paragraph-rsid="0021bc26" style:font-size-asian="11pt" style:font-style-asian="italic" style:font-weight-asian="normal" style:font-size-complex="11pt" style:font-style-complex="italic" style:font-weight-complex="normal"/>
    </style:style>
    <style:style style:name="P16" style:family="paragraph" style:parent-style-name="Standard">
      <style:paragraph-properties fo:margin-top="0.101cm" fo:margin-bottom="0.101cm" loext:contextual-spacing="false" fo:text-align="start" style:justify-single-word="false"/>
      <style:text-properties style:font-name="Ubuntu" fo:font-size="11pt" fo:font-style="italic" fo:font-weight="normal" officeooo:rsid="0026aeed" officeooo:paragraph-rsid="0026aeed" style:font-size-asian="11pt" style:font-style-asian="italic" style:font-weight-asian="normal" style:font-size-complex="11pt" style:font-style-complex="italic" style:font-weight-complex="normal"/>
    </style:style>
    <style:style style:name="P17" style:family="paragraph" style:parent-style-name="Standard">
      <style:paragraph-properties fo:margin-top="0.101cm" fo:margin-bottom="0.101cm" loext:contextual-spacing="false" fo:text-align="start" style:justify-single-word="false"/>
      <style:text-properties style:font-name="Ubuntu" fo:font-size="11pt" fo:font-style="italic" fo:font-weight="bold" officeooo:rsid="0010ea35" officeooo:paragraph-rsid="0010ea35" style:font-size-asian="11pt" style:font-style-asian="italic" style:font-weight-asian="bold" style:font-size-complex="11pt" style:font-style-complex="italic" style:font-weight-complex="bold"/>
    </style:style>
    <style:style style:name="P18"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1bb2ff" officeooo:paragraph-rsid="001bb2ff" style:font-size-asian="11pt" style:font-style-asian="normal" style:font-weight-asian="normal" style:font-size-complex="11pt" style:font-style-complex="normal" style:font-weight-complex="normal"/>
    </style:style>
    <style:style style:name="P19"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21bc26" officeooo:paragraph-rsid="0021bc26" style:font-size-asian="11pt" style:font-style-asian="normal" style:font-weight-asian="normal" style:font-size-complex="11pt" style:font-style-complex="normal" style:font-weight-complex="normal"/>
    </style:style>
    <style:style style:name="P20"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21bc26" officeooo:paragraph-rsid="0022fc83" style:font-size-asian="11pt" style:font-style-asian="normal" style:font-weight-asian="normal" style:font-size-complex="11pt" style:font-style-complex="normal" style:font-weight-complex="normal"/>
    </style:style>
    <style:style style:name="P21"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402b79" officeooo:paragraph-rsid="00402b79" style:font-size-asian="11pt" style:font-style-asian="normal" style:font-weight-asian="normal" style:font-size-complex="11pt" style:font-style-complex="normal" style:font-weight-complex="normal"/>
    </style:style>
    <style:style style:name="P22" style:family="paragraph" style:parent-style-name="Standard">
      <style:paragraph-properties fo:margin-top="0.101cm" fo:margin-bottom="0.101cm" loext:contextual-spacing="false" fo:text-align="start" style:justify-single-word="false"/>
      <style:text-properties style:font-name="Ubuntu" fo:font-size="11pt" fo:font-style="normal" fo:font-weight="normal" officeooo:rsid="0044c228" officeooo:paragraph-rsid="0044c228" style:font-size-asian="11pt" style:font-style-asian="normal" style:font-weight-asian="normal" style:font-size-complex="11pt" style:font-style-complex="normal" style:font-weight-complex="normal"/>
    </style:style>
    <style:style style:name="P23" style:family="paragraph" style:parent-style-name="Standard">
      <style:paragraph-properties fo:margin-top="0.101cm" fo:margin-bottom="0.101cm" loext:contextual-spacing="false" fo:text-align="start" style:justify-single-word="false"/>
      <style:text-properties officeooo:paragraph-rsid="0021bc26"/>
    </style:style>
    <style:style style:name="P24" style:family="paragraph" style:parent-style-name="Standard">
      <style:paragraph-properties fo:margin-top="0.101cm" fo:margin-bottom="0.101cm" loext:contextual-spacing="false" fo:text-align="start" style:justify-single-word="false"/>
      <style:text-properties fo:font-style="normal" officeooo:rsid="002a7517" officeooo:paragraph-rsid="002a7517" style:font-style-asian="normal" style:font-style-complex="normal"/>
    </style:style>
    <style:style style:name="P25" style:family="paragraph" style:parent-style-name="Standard">
      <style:paragraph-properties fo:margin-top="0.101cm" fo:margin-bottom="0.101cm" loext:contextual-spacing="false" fo:text-align="start" style:justify-single-word="false"/>
      <style:text-properties fo:font-style="normal" officeooo:rsid="002c38aa" officeooo:paragraph-rsid="002c38aa" style:font-style-asian="normal" style:font-style-complex="normal"/>
    </style:style>
    <style:style style:name="P26" style:family="paragraph" style:parent-style-name="Standard">
      <style:paragraph-properties fo:margin-top="0.101cm" fo:margin-bottom="0.101cm" loext:contextual-spacing="false" fo:text-align="start" style:justify-single-word="false"/>
      <style:text-properties fo:font-style="normal" officeooo:rsid="002f85e6" officeooo:paragraph-rsid="002f85e6" style:font-style-asian="normal" style:font-style-complex="normal"/>
    </style:style>
    <style:style style:name="P27" style:family="paragraph" style:parent-style-name="Standard">
      <style:paragraph-properties fo:margin-top="0.101cm" fo:margin-bottom="0.101cm" loext:contextual-spacing="false" fo:text-align="start" style:justify-single-word="false"/>
      <style:text-properties fo:font-style="normal" officeooo:rsid="0030af1d" officeooo:paragraph-rsid="0030af1d" style:font-style-asian="normal" style:font-style-complex="normal"/>
    </style:style>
    <style:style style:name="P28" style:family="paragraph" style:parent-style-name="Standard">
      <style:paragraph-properties fo:margin-top="0.101cm" fo:margin-bottom="0.101cm" loext:contextual-spacing="false" fo:text-align="start" style:justify-single-word="false"/>
      <style:text-properties fo:font-style="normal" officeooo:rsid="003201fd" officeooo:paragraph-rsid="003201fd" style:font-style-asian="normal" style:font-style-complex="normal"/>
    </style:style>
    <style:style style:name="P29" style:family="paragraph" style:parent-style-name="Standard">
      <style:paragraph-properties fo:margin-top="0.101cm" fo:margin-bottom="0.101cm" loext:contextual-spacing="false" fo:text-align="start" style:justify-single-word="false"/>
      <style:text-properties fo:font-style="normal" fo:font-weight="normal" officeooo:rsid="00377bbf" officeooo:paragraph-rsid="00377bbf" style:font-style-asian="normal" style:font-weight-asian="normal" style:font-style-complex="normal" style:font-weight-complex="normal"/>
    </style:style>
    <style:style style:name="P30" style:family="paragraph" style:parent-style-name="Standard">
      <style:paragraph-properties fo:margin-top="0.101cm" fo:margin-bottom="0.101cm" loext:contextual-spacing="false" fo:text-align="start" style:justify-single-word="false"/>
      <style:text-properties fo:font-style="normal" fo:font-weight="normal" officeooo:rsid="0037ee00" officeooo:paragraph-rsid="0037ee00" style:font-style-asian="normal" style:font-weight-asian="normal" style:font-style-complex="normal" style:font-weight-complex="normal"/>
    </style:style>
    <style:style style:name="P31" style:family="paragraph" style:parent-style-name="Standard">
      <style:paragraph-properties fo:margin-top="0.101cm" fo:margin-bottom="0.101cm" loext:contextual-spacing="false" fo:text-align="start" style:justify-single-word="false"/>
      <style:text-properties fo:font-style="normal" fo:font-weight="normal" officeooo:rsid="00382c80" officeooo:paragraph-rsid="00382c80" style:font-style-asian="normal" style:font-weight-asian="normal" style:font-style-complex="normal" style:font-weight-complex="normal"/>
    </style:style>
    <style:style style:name="P32" style:family="paragraph" style:parent-style-name="Standard">
      <style:paragraph-properties fo:margin-top="0.101cm" fo:margin-bottom="0.101cm" loext:contextual-spacing="false" fo:text-align="start" style:justify-single-word="false"/>
      <style:text-properties fo:font-style="normal" fo:font-weight="normal" officeooo:rsid="00382c80" officeooo:paragraph-rsid="003df4fa" style:font-style-asian="normal" style:font-weight-asian="normal" style:font-style-complex="normal" style:font-weight-complex="normal"/>
    </style:style>
    <style:style style:name="P33" style:family="paragraph" style:parent-style-name="Standard">
      <style:paragraph-properties fo:margin-top="0.101cm" fo:margin-bottom="0.101cm" loext:contextual-spacing="false" fo:text-align="start" style:justify-single-word="false"/>
      <style:text-properties fo:font-style="normal" fo:font-weight="normal" officeooo:rsid="00402b79" officeooo:paragraph-rsid="00402b79" style:font-style-asian="normal" style:font-weight-asian="normal" style:font-style-complex="normal" style:font-weight-complex="normal"/>
    </style:style>
    <style:style style:name="P34" style:family="paragraph" style:parent-style-name="Standard">
      <style:paragraph-properties fo:margin-top="0.101cm" fo:margin-bottom="0.101cm" loext:contextual-spacing="false" fo:text-align="start" style:justify-single-word="false"/>
      <style:text-properties fo:font-style="italic" officeooo:rsid="002a7517" officeooo:paragraph-rsid="002a7517" style:font-style-asian="italic" style:font-style-complex="italic"/>
    </style:style>
    <style:style style:name="P35" style:family="paragraph" style:parent-style-name="Standard">
      <style:paragraph-properties fo:margin-top="0.101cm" fo:margin-bottom="0.101cm" loext:contextual-spacing="false" fo:text-align="start" style:justify-single-word="false"/>
      <style:text-properties fo:font-style="italic" officeooo:rsid="002c38aa" officeooo:paragraph-rsid="002c38aa" style:font-style-asian="italic" style:font-style-complex="italic"/>
    </style:style>
    <style:style style:name="P36" style:family="paragraph" style:parent-style-name="Standard">
      <style:paragraph-properties fo:margin-top="0.101cm" fo:margin-bottom="0.101cm" loext:contextual-spacing="false" fo:text-align="start" style:justify-single-word="false"/>
      <style:text-properties fo:font-style="italic" officeooo:rsid="002f85e6" officeooo:paragraph-rsid="002f85e6" style:font-style-asian="italic" style:font-style-complex="italic"/>
    </style:style>
    <style:style style:name="P37" style:family="paragraph" style:parent-style-name="Standard">
      <style:paragraph-properties fo:margin-top="0.101cm" fo:margin-bottom="0.101cm" loext:contextual-spacing="false" fo:text-align="start" style:justify-single-word="false"/>
      <style:text-properties fo:font-style="italic" officeooo:rsid="0030af1d" officeooo:paragraph-rsid="0030af1d" style:font-style-asian="italic" style:font-style-complex="italic"/>
    </style:style>
    <style:style style:name="P38" style:family="paragraph" style:parent-style-name="Standard">
      <style:paragraph-properties fo:margin-top="0.101cm" fo:margin-bottom="0.101cm" loext:contextual-spacing="false" fo:text-align="start" style:justify-single-word="false"/>
      <style:text-properties fo:font-style="italic" officeooo:rsid="0034a254" officeooo:paragraph-rsid="0034a254" style:font-style-asian="italic" style:font-style-complex="italic"/>
    </style:style>
    <style:style style:name="P39" style:family="paragraph" style:parent-style-name="Standard">
      <style:paragraph-properties fo:margin-top="0.101cm" fo:margin-bottom="0.101cm" loext:contextual-spacing="false" fo:text-align="start" style:justify-single-word="false"/>
      <style:text-properties fo:font-style="italic" fo:font-weight="bold" officeooo:rsid="0034a254" officeooo:paragraph-rsid="003614ef" style:font-style-asian="italic" style:font-weight-asian="bold" style:font-style-complex="italic" style:font-weight-complex="bold"/>
    </style:style>
    <style:style style:name="P40" style:family="paragraph" style:parent-style-name="Standard">
      <style:paragraph-properties fo:margin-top="0.101cm" fo:margin-bottom="0.101cm" loext:contextual-spacing="false" fo:text-align="start" style:justify-single-word="false"/>
      <style:text-properties fo:font-style="italic" fo:font-weight="bold" officeooo:rsid="00382c80" officeooo:paragraph-rsid="003cddc5" style:font-style-asian="italic" style:font-weight-asian="bold" style:font-style-complex="italic" style:font-weight-complex="bold"/>
    </style:style>
    <style:style style:name="P41" style:family="paragraph" style:parent-style-name="Standard">
      <style:paragraph-properties fo:margin-top="0.101cm" fo:margin-bottom="0.101cm" loext:contextual-spacing="false" fo:text-align="start" style:justify-single-word="false"/>
      <style:text-properties fo:color="#2a6099" fo:font-size="14pt" fo:font-style="normal" fo:font-weight="bold" officeooo:rsid="00382c80" officeooo:paragraph-rsid="00382c80" style:font-size-asian="14pt" style:font-style-asian="normal" style:font-weight-asian="bold" style:font-size-complex="14pt" style:font-style-complex="normal" style:font-weight-complex="bold"/>
    </style:style>
    <style:style style:name="P42" style:family="paragraph" style:parent-style-name="Standard">
      <style:paragraph-properties fo:margin-top="0.101cm" fo:margin-bottom="0.101cm" loext:contextual-spacing="false" fo:text-align="start" style:justify-single-word="false"/>
      <style:text-properties fo:color="#2a6099" style:font-name="Ubuntu" fo:font-weight="bold" officeooo:rsid="0012d7d9" officeooo:paragraph-rsid="0012d7d9" style:font-weight-asian="bold" style:font-weight-complex="bold"/>
    </style:style>
    <style:style style:name="P43" style:family="paragraph" style:parent-style-name="Standard">
      <style:paragraph-properties fo:margin-top="0.101cm" fo:margin-bottom="0.101cm" loext:contextual-spacing="false" fo:text-align="start" style:justify-single-word="false"/>
      <style:text-properties fo:color="#2a6099" style:font-name="Ubuntu" fo:font-weight="bold" officeooo:rsid="0013fee6" officeooo:paragraph-rsid="0013fee6" style:font-weight-asian="bold" style:font-weight-complex="bold"/>
    </style:style>
    <style:style style:name="P44" style:family="paragraph" style:parent-style-name="Standard">
      <style:paragraph-properties fo:margin-top="0.101cm" fo:margin-bottom="0.101cm" loext:contextual-spacing="false" fo:text-align="start" style:justify-single-word="false"/>
      <style:text-properties fo:color="#2a6099" style:font-name="Ubuntu" fo:font-weight="bold" officeooo:rsid="0010ea35" officeooo:paragraph-rsid="0010ea35" style:font-weight-asian="bold" style:font-weight-complex="bold"/>
    </style:style>
    <style:style style:name="P45" style:family="paragraph" style:parent-style-name="Standard">
      <style:paragraph-properties fo:margin-top="0.101cm" fo:margin-bottom="0.101cm" loext:contextual-spacing="false" fo:text-align="start" style:justify-single-word="false"/>
      <style:text-properties fo:color="#2a6099" style:font-name="Ubuntu" officeooo:rsid="00141196" officeooo:paragraph-rsid="00141196"/>
    </style:style>
    <style:style style:name="P46" style:family="paragraph" style:parent-style-name="Standard">
      <style:paragraph-properties fo:margin-top="0.101cm" fo:margin-bottom="0.101cm" loext:contextual-spacing="false" fo:text-align="start" style:justify-single-word="false"/>
      <style:text-properties fo:color="#2a6099" fo:font-size="11pt" fo:font-style="normal" fo:font-weight="normal" officeooo:rsid="0041a325" officeooo:paragraph-rsid="0041a325" style:font-size-asian="9.60000038146973pt" style:font-style-asian="normal" style:font-weight-asian="normal" style:font-size-complex="11pt" style:font-style-complex="normal" style:font-weight-complex="normal"/>
    </style:style>
    <style:style style:name="P47" style:family="paragraph" style:parent-style-name="Standard">
      <style:paragraph-properties fo:margin-top="0.101cm" fo:margin-bottom="0.101cm" loext:contextual-spacing="false" fo:text-align="start" style:justify-single-word="false"/>
      <style:text-properties fo:font-size="9pt" fo:font-style="italic" fo:font-weight="bold" officeooo:rsid="00382c80" officeooo:paragraph-rsid="003df4fa" style:font-size-asian="9pt" style:font-style-asian="italic" style:font-weight-asian="bold" style:font-size-complex="9pt" style:font-style-complex="italic" style:font-weight-complex="bold"/>
    </style:style>
    <style:style style:name="P48" style:family="paragraph" style:parent-style-name="Standard">
      <style:paragraph-properties fo:margin-top="0.101cm" fo:margin-bottom="0.101cm" loext:contextual-spacing="false" fo:text-align="start" style:justify-single-word="false"/>
      <style:text-properties fo:color="#000000" style:font-name="Ubuntu" fo:font-size="11pt" fo:font-style="normal" fo:font-weight="normal" officeooo:rsid="002933e9" officeooo:paragraph-rsid="0043c42a" fo:background-color="transparent" style:font-size-asian="11pt" style:font-style-asian="normal" style:font-weight-asian="normal" style:font-size-complex="11pt" style:font-style-complex="normal" style:font-weight-complex="normal"/>
    </style:style>
    <style:style style:name="T1" style:family="text">
      <style:text-properties fo:font-weight="bold" style:font-weight-asian="bold" style:font-weight-complex="bold"/>
    </style:style>
    <style:style style:name="T2" style:family="text">
      <style:text-properties officeooo:rsid="00186307"/>
    </style:style>
    <style:style style:name="T3" style:family="text">
      <style:text-properties fo:font-style="normal" style:font-style-asian="normal" style:font-style-complex="normal"/>
    </style:style>
    <style:style style:name="T4" style:family="text">
      <style:text-properties fo:font-style="normal" fo:font-weight="normal" officeooo:rsid="0021bc26" style:font-style-asian="normal" style:font-weight-asian="normal" style:font-style-complex="normal" style:font-weight-complex="normal"/>
    </style:style>
    <style:style style:name="T5" style:family="text">
      <style:text-properties officeooo:rsid="001e7979"/>
    </style:style>
    <style:style style:name="T6" style:family="text">
      <style:text-properties officeooo:rsid="001f2a65"/>
    </style:style>
    <style:style style:name="T7" style:family="text">
      <style:text-properties officeooo:rsid="0020cef2"/>
    </style:style>
    <style:style style:name="T8" style:family="text">
      <style:text-properties officeooo:rsid="0021bc26"/>
    </style:style>
    <style:style style:name="T9" style:family="text">
      <style:text-properties style:font-name="Ubuntu"/>
    </style:style>
    <style:style style:name="T10" style:family="text">
      <style:text-properties style:font-name="Ubuntu" fo:font-size="11pt" fo:font-weight="normal" style:font-size-asian="11pt" style:font-weight-asian="normal" style:font-size-complex="11pt" style:font-weight-complex="normal"/>
    </style:style>
    <style:style style:name="T11" style:family="text">
      <style:text-properties style:font-name="Ubuntu" fo:font-size="11pt" style:font-size-asian="11pt" style:font-size-complex="11pt"/>
    </style:style>
    <style:style style:name="T12" style:family="text">
      <style:text-properties style:font-name="Ubuntu" fo:font-size="11pt" officeooo:rsid="0032354c" style:font-size-asian="11pt" style:font-size-complex="11pt"/>
    </style:style>
    <style:style style:name="T13" style:family="text">
      <style:text-properties style:font-name="Ubuntu" fo:font-size="11pt" officeooo:rsid="003614ef" style:font-size-asian="11pt" style:font-size-complex="11pt"/>
    </style:style>
    <style:style style:name="T14" style:family="text">
      <style:text-properties style:font-name="Ubuntu" fo:font-size="11pt" officeooo:rsid="0037ee00" style:font-size-asian="11pt" style:font-size-complex="11pt"/>
    </style:style>
    <style:style style:name="T15" style:family="text">
      <style:text-properties style:font-name="Ubuntu" fo:font-size="11pt" officeooo:rsid="003df4fa" style:font-size-asian="11pt" style:font-size-complex="11pt"/>
    </style:style>
    <style:style style:name="T16" style:family="text">
      <style:text-properties style:font-name="Ubuntu" fo:font-size="11pt" officeooo:rsid="002697fe" style:font-size-asian="11pt" style:font-size-complex="11pt"/>
    </style:style>
    <style:style style:name="T17" style:family="text">
      <style:text-properties style:font-name="Ubuntu" fo:font-size="11pt" fo:font-style="italic" style:font-size-asian="11pt" style:font-style-asian="italic" style:font-size-complex="11pt" style:font-style-complex="italic"/>
    </style:style>
    <style:style style:name="T18" style:family="text">
      <style:text-properties style:font-name="Ubuntu" officeooo:rsid="0041a325"/>
    </style:style>
    <style:style style:name="T19" style:family="text">
      <style:text-properties officeooo:rsid="0022fc83"/>
    </style:style>
    <style:style style:name="T20" style:family="text">
      <style:text-properties officeooo:rsid="0023bf52"/>
    </style:style>
    <style:style style:name="T21" style:family="text">
      <style:text-properties fo:font-size="11pt" officeooo:rsid="002697fe" style:font-size-asian="11pt" style:font-size-complex="11pt"/>
    </style:style>
    <style:style style:name="T22" style:family="text">
      <style:text-properties officeooo:rsid="00365c27"/>
    </style:style>
    <style:style style:name="T23" style:family="text">
      <style:text-properties fo:font-weight="normal"/>
    </style:style>
    <style:style style:name="T24" style:family="text">
      <style:text-properties style:font-name="Ubuntu"/>
    </style:style>
    <style:style style:name="T25" style:family="text">
      <style:text-properties style:font-name="Ubuntu" fo:font-size="11pt" style:font-size-asian="11pt" style:font-size-complex="11pt"/>
    </style:style>
    <style:style style:name="T26" style:family="text">
      <style:text-properties style:font-name="Ubuntu" fo:font-size="11pt" officeooo:rsid="002697fe" style:font-size-asian="11pt" style:font-size-complex="11pt"/>
    </style:style>
    <style:style style:name="T27" style:family="text">
      <style:text-properties style:font-name="Ubuntu" officeooo:rsid="002697fe"/>
    </style:style>
    <style:style style:name="T28" style:family="text">
      <style:text-properties style:font-name="Droid Sans Mono"/>
    </style:style>
    <style:style style:name="T29" style:family="text">
      <style:text-properties style:font-name="Droid Sans Mono" fo:font-size="10.5pt" fo:font-weight="normal"/>
    </style:style>
    <style:style style:name="T30" style:family="text">
      <style:text-properties style:font-name="Droid Sans Mono" fo:font-size="10.5pt" style:font-size-asian="11pt" style:font-size-complex="11pt"/>
    </style:style>
    <style:style style:name="T31" style:family="text">
      <style:text-properties style:font-name="Droid Sans Mono" fo:font-weight="normal"/>
    </style:style>
    <style:style style:name="T32" style:family="text">
      <style:text-properties officeooo:rsid="002697f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apport IoT Cloud</text:p>
      <text:p text:style-name="P2"/>
      <text:p text:style-name="P2"/>
      <text:p text:style-name="P2">Johny LIN</text:p>
      <text:p text:style-name="P2">ESILV Promo 2021</text:p>
      <text:p text:style-name="P2"/>
      <text:p text:style-name="P42">TP1 Ingestion</text:p>
      <text:p text:style-name="P43">Partie 1 : Construire et Déployer son services</text:p>
      <text:p text:style-name="P45"><text:span text:style-name="T1">Introduction :</text:span> </text:p>
      <text:p text:style-name="P7">Dans ce TP, vous allez devoir mettre en place une architecture d’ingestion de données en utilisant un Message Broker [8] et en particulier RabbitMQ [6]. </text:p>
      <text:p text:style-name="P7">Comme vu en cours, une telle architecture doit être adaptée à la situation et une multitude de possibilités d’architectures correctes existe. </text:p>
      <text:p text:style-name="P7">Votre rôle, en tant qu’ingénieur, est de savoir concevoir une architecture adaptée à la situation. Vous devez, évidemment, aussi savoir déployer une telle architecture concrètement. Ce TP a pour objectif de vous faire réfléchir sur une bonne solution d’architecture à mettre en place pour répondre au Fil Rouge des TPs, puis de la déployer et de jouer avec.</text:p>
      <text:p text:style-name="P44">1.2 Définition de l’architecture</text:p>
      <text:p text:style-name="P17">Dans un premier temps, vous devez : 1. Définir et expliquer l’architecture Exchanges/Queues qui vous suivra durant les TPs pour répondre au Fil Rouge (réception des données).</text:p>
      <text:p text:style-name="P8"><text:span text:style-name="T2">Virtural Host |<text:tab/> </text:span>Fanout → Client Queue <text:span text:style-name="T8">1</text:span> <text:s text:c="3"/><text:span text:style-name="T2">|</text:span></text:p>
      <text:p text:style-name="P8"><text:tab/> <text:s text:c="11"/><text:span text:style-name="T2">|</text:span> <text:tab/>→ <text:s/>Log Queue <text:span text:style-name="T8">2</text:span> <text:s text:c="8"/><text:span text:style-name="T2">|</text:span></text:p>
      <text:p text:style-name="P8"/>
      <text:p text:style-name="P11"/>
      <text:p text:style-name="P11">Un fanout a été choisi au lieu d’un topic pour permettre une meilleure flexibilité de l’architecture selon les besoins du client. <text:span text:style-name="T22">Tout les données capteurs seront donc envoyé par un fanout sans filtrage.</text:span></text:p>
      <text:p text:style-name="P11">La Queue 1 Client regroupera les données du client, c’est la queue principalement ou les traitements seront fait. </text:p>
      <text:p text:style-name="P11">La Queue 2 Log permettra à l’installation, la maintenance ou au redémarrage du service du client.</text:p>
      <text:p text:style-name="P12">• Est-ce que les données d’un client doivent être cloisonnées de celles des autres clients ?</text:p>
      <text:p text:style-name="P9">Les données sont cloisonnées des autres clients avec un Virtual Host sur chacun des clients .</text:p>
      <text:p text:style-name="P9"/>
      <text:p text:style-name="P12">• Est-ce qu’il faut un exchange par capteur, par maison, par client, par quartier... ?</text:p>
      <text:p text:style-name="P10">On choisit par simplicité et fiabilité d’utiliser un exchange par client . Les clients seront séparés par des Virtual host pour <text:span text:style-name="T5">préserver</text:span> la confidentialité des données de nos clients. <text:span text:style-name="T5">Les données et message de chaque client seront ainsi cloisonner/segmenter. </text:span><text:span text:style-name="T6">(RabbitMQ</text:span><text:span text:style-name="T7">)</text:span></text:p>
      <text:p text:style-name="P10"/>
      <text:p text:style-name="P13">• Quel impact cela va-t-il avoir sur la configuration de mes capteurs / objets connectés ?</text:p>
      <text:p text:style-name="P18">La gestion et la séparation des données collectés par pièce ou par maison d’un client s’effectuera dans les étapes suivantes notamment dans la gestion de la base de donnée.</text:p>
      <text:p text:style-name="P18"/>
      <text:p text:style-name="P14">• Comment gérer les droits d’accès aux queues ?</text:p>
      <text:p text:style-name="P19"><text:soft-page-break/>Des droits d’accès seront appliqués au niveau des virtual host dans un premier temps puis au niveau d’une queue pour client et le technicien. </text:p>
      <text:p text:style-name="P20">Queue <text:span text:style-name="T19">1 </text:span>– Client <text:s/><text:span text:style-name="T19">et </text:span>Queue <text:span text:style-name="T19">2</text:span> – Log et <text:span text:style-name="T20">le Virtual Host </text:span>pour le technicien et la maintenance.</text:p>
      <text:p text:style-name="P19">Queue <text:span text:style-name="T19">1</text:span> – <text:span text:style-name="T19">Client pour le client</text:span></text:p>
      <text:p text:style-name="P19"/>
      <text:p text:style-name="P19"/>
      <text:p text:style-name="P19"/>
      <text:p text:style-name="P15">• Est-ce que, si les messages se retrouvent dans la même queue de messages, je pourrai les ré-identifier facilement ?</text:p>
      <text:p text:style-name="P16"><text:span text:style-name="T3">Des identifiants et des informations compléments selon le capteur seront transmises afin de</text:span> <text:span text:style-name="T3">faciliter leur traitement dans la suite.</text:span></text:p>
      <text:p text:style-name="P23"><text:span text:style-name="T4"><text:line-break/></text:span><text:span text:style-name="T17">• Du point de vue des consommateurs de données, sera-t-il plus simple et/ou plus sécurisé d’avoir une ou plusieurs queues de messages ?</text:span></text:p>
      <text:p text:style-name="P24"><text:span text:style-name="T11">Une seule queue est plus simple et plus sécuriser pour notre solution d’un client voulant seulement mettre en place des applications IoT dans son logement.</text:span></text:p>
      <text:p text:style-name="P24"><text:span text:style-name="T11"/></text:p>
      <text:p text:style-name="P34"><text:span text:style-name="T11">• Quel sera l’impact si je perds complètement une queue / un noeud de mon architecture ?</text:span></text:p>
      <text:p text:style-name="P25"><text:span text:style-name="T11">Une deuxième Queue 2 - Log permet de récupérer les données directement dans une base de donnée sécurité par le fournisseur afin de pouvoir relancer la queue du client.</text:span></text:p>
      <text:p text:style-name="P25"><text:span text:style-name="T11">Au niveau du client, les données précédemment enregistrer dans la base de donnée seront encore affichés afin d’’éviter un arrêt total du service.</text:span></text:p>
      <text:p text:style-name="P25"><text:span text:style-name="T11"/></text:p>
      <text:p text:style-name="P35"><text:span text:style-name="T11">• Est-ce qu’il faut que je mette toutes les queue de messages sur la même grappe de serveurs, ou il me faut plusieurs grappes de serveurs ?</text:span></text:p>
      <text:p text:style-name="P26"><text:span text:style-name="T11">[…]</text:span></text:p>
      <text:p text:style-name="P36"><text:span text:style-name="T11"/></text:p>
      <text:p text:style-name="P36"><text:span text:style-name="T11">• Si, demain, j’ai vraiment beaucoup de clients, est-ce que mon architecture sera scalable [11] ? Est-ce qu’elle passera à l’échelle [10] ? </text:span></text:p>
      <text:p text:style-name="P27"><text:span text:style-name="T11">La multiplication des virtual host sera seulement nécessaire pour la souscription d’un nouveau client. Dans le cadre d’une augmentation conséquente de l’échelle, des nouveaux exchanges notamment des Topic ou des header pourront être rattacher au Fanout principal afin de créer de nouvelles queue plus facilement. Sinon, pour des modifications à moindre échelle, des rajouts de nouveaux exchanges au niveau de la Queue 1 – Client pour être suffisant pour répondre aux nouveaux besoins. </text:span></text:p>
      <text:p text:style-name="P27"><text:span text:style-name="T11"/></text:p>
      <text:p text:style-name="P37"><text:span text:style-name="T11">• Si, demain, j’ai des clients internationaux qui ne veulent pas que leurs données sortent de leur pays, est-ce que mon architecture globale reste viable ?</text:span></text:p>
      <text:p text:style-name="P28"><text:span text:style-name="T11">Le problème de mon architecture face à cette contrainte est la queue Log qui devra être gérer et traiter directement dans le pays concerné et no</text:span><text:span text:style-name="T13">n </text:span><text:span text:style-name="T11">directement dans les serveurs de l’entreprise en hors du pays du client. Des serveurs locaux devront être mise en place dans ce cas là ainsi qu’une équipe de maintenance local dans le pays. </text:span><text:span text:style-name="T12">Une solution de Cloud local devra être discuter dans ce cas échéant.</text:span></text:p>
      <text:p text:style-name="P28"><text:span text:style-name="T12"/></text:p>
      <text:p text:style-name="P28"><text:span text:style-name="T12"/></text:p>
      <text:p text:style-name="P28"><text:span text:style-name="T12"/></text:p>
      <text:p text:style-name="P38"><text:soft-page-break/><text:span text:style-name="T12">• Et s’ils veulent héberger cette partie de ma solution directement chez eux pour contrôler plus finement ce qui sort de chez eux ?</text:span></text:p>
      <text:p text:style-name="P38"><text:span text:style-name="T12"/></text:p>
      <text:p text:style-name="P39"><text:span text:style-name="T11">Dans un second temps, imaginez que nous souhaitions utiliser un Message Broker pour envoyer des ordres à des objets chez le client. Vous devez donc : </text:span></text:p>
      <text:p text:style-name="P39"><text:span text:style-name="T11">2. Définir et expliquer l’architecture Exchanges/Queues qui vous servirait dans ce cas à "redescendre" des informations vers des objets chez le client. Vous n’aurez pas à implémenter cette architecture par la suite</text:span><text:span text:style-name="T13">.</text:span></text:p>
      <text:p text:style-name="P29"><text:span text:style-name="T11">Pour maintenir l’intégrité et la stabilité de notre solution, une solution RabbitMQ sera gard</text:span><text:span text:style-name="T14">ée</text:span><text:span text:style-name="T11"> comme Broker.</text:span></text:p>
      <text:p text:style-name="P30"><text:span text:style-name="T11">Topic<text:tab/> → Queue 1 – <text:s/>Client 1→ Header 1, 2,3</text:span></text:p>
      <text:p text:style-name="P30"><text:span text:style-name="T11"><text:tab/>→ Queue 2 – <text:s/>Client 2 → Header 1, 2,3</text:span></text:p>
      <text:p text:style-name="P30"><text:span text:style-name="T11"><text:tab/>→ Queue 3 – Client 3 → Header 1, 2,3</text:span></text:p>
      <text:p text:style-name="P31"><text:span text:style-name="T11">Les messages depuis les serveurs pour communiquer aux objets des clients seront envoyés d’un premier temps avec un Exchange qui dirige les bons messages vers les bons clients avec un jeu de routing key and routing patter par binding des messages. </text:span></text:p>
      <text:p text:style-name="P31"><text:span text:style-name="T11">Une deuxième redirection sera mis en place après ce topic par des headers afin de pouvoir sélectionner le bon objet du client pour qu’il puisse recevoir les informations.</text:span></text:p>
      <text:p text:style-name="P31"><text:span text:style-name="T11"/></text:p>
      <text:p text:style-name="P41"><text:span text:style-name="T9">1.3 Déployer votre architecture</text:span></text:p>
      <text:p text:style-name="P40"><text:span text:style-name="T11">Vous pouvez maintenant : </text:span></text:p>
      <text:p text:style-name="P40"><text:span text:style-name="T11">3. Déployer un serveur RabbitMQ à partir du docker-compose proposé à la Figure 1.1. </text:span></text:p>
      <text:p text:style-name="P40"><text:span text:style-name="T11">4. Implémenter votre architecture de remontée de données à partir de l’interface web proposée par RabbitMQ.</text:span></text:p>
      <text:p text:style-name="P40"><text:span text:style-name="T11"/></text:p>
      <text:p text:style-name="P47"><text:span text:style-name="T9">Vous noterez peut être que le réseau iot-labs est indiqué comme external. </text:span></text:p>
      <text:p text:style-name="P47"><text:span text:style-name="T9">Cela permettra à l’avenir d’y connecter de nouveaux services simplement (votre base de données etc). </text:span></text:p>
      <text:p text:style-name="P47"><text:span text:style-name="T18"/></text:p>
      <text:p text:style-name="P46"><text:span text:style-name="T18">C</text:span><text:span text:style-name="T9">ommande Terminal</text:span></text:p>
      <text:p text:style-name="P32"><text:span text:style-name="T15">d</text:span><text:span text:style-name="T11">ocker network create --attachable iot-labs </text:span></text:p>
      <text:p text:style-name="P33"><text:span text:style-name="T11">docker-compose up</text:span></text:p>
      <text:p text:style-name="P33"><text:span text:style-name="T11"/></text:p>
      <text:p text:style-name="P4"><text:span text:style-name="T32">P</text:span>our se connecter :</text:p>
      <text:p text:style-name="P5"><text:a xlink:type="simple" xlink:href="http://localhost:15672/" text:style-name="Internet_20_link" text:visited-style-name="Visited_20_Internet_20_Link"><text:span text:style-name="T16">http://localhost:15672/</text:span></text:a></text:p>
      <text:p text:style-name="P6"><text:span text:style-name="T32">U</text:span>sername : <text:span text:style-name="T23">rabbitmq</text:span></text:p>
      <text:p text:style-name="P48">Password : <text:s/>rabbitmq</text:p>
      <text:p text:style-name="P21"/>
      <text:p text:style-name="P21"/>
      <text:p text:style-name="P21"/>
      <text:p text:style-name="P21"/>
      <text:p text:style-name="P21"/>
      <text:p text:style-name="P21"/>
      <text:p text:style-name="P21"/>
      <text:p text:style-name="P22"><text:soft-page-break/>Annexe :</text:p>
      <text:h text:style-name="P1" text:outline-level="1">Part 1: RabbitMQ for beginners - What is RabbitMQ?</text:h>
      <text:p text:style-name="P22">https://www.cloudamqp.com/blog/2015-05-18-part1-rabbitmq-for-beginners-what-is-rabbitmq.html</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Gilroy ExtraBold" svg:font-family="'Gilroy ExtraBold'"/>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1T16:20:52.620306962</meta:creation-date>
    <meta:generator>LibreOffice/6.4.5.2$Linux_X86_64 LibreOffice_project/40$Build-2</meta:generator>
    <dc:date>2020-10-11T17:32:38.319277931</dc:date>
    <meta:editing-duration>PT1H8S</meta:editing-duration>
    <meta:editing-cycles>54</meta:editing-cycles>
    <meta:document-statistic meta:table-count="0" meta:image-count="0" meta:object-count="0" meta:page-count="4" meta:paragraph-count="64" meta:word-count="1093" meta:character-count="6724" meta:non-whitespace-character-count="5640"/>
  </office:meta>
</office:document-meta>
</file>